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25-10-2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25-04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25-01-22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24-10-2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24-04-29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24-01-30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23-10-26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23-04-27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21-04-2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21-01-1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20-10-20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20-07-3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20-04-27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20-01-2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19-10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19-07-25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19-04-12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19-01-30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18-10-23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17-04-0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17-01-2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16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16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16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15-10-14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15-01-1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14-10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14-04-02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13-01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12-10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12-07-10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12-05-09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12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11-10-04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11-07-19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11-01-06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10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10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10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9-10-0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9-08-07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9-04-03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9-01-13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8-10-06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8-07-01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8-04-28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8-01-01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7-10-04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7-07-06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7-04-03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7-01-0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6-10-04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6-07-06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6-04-04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6-01-05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5-10-05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5-07-0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5-04-05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5-01-1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4-10-1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4-07-12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4-04-09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4-01-2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3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3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2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2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2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1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1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1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0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0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2000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9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9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9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9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8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8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8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8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7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7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7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7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6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6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6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6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5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5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5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5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4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4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4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4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3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3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3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3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2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2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2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2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1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1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1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0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0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90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89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89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88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88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88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87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87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86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85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85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85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84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84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83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83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82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82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81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81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80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78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78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78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78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78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77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77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77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77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76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76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76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75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75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75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74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74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74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73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71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70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70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70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69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69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69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68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68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68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68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67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67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67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66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66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66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65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65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08029</text:p>
          </table:table-cell>
          <table:table-cell office:value-type="string" calcext:value-type="string">
            <text:p>16S/04W-16CAC</text:p>
          </table:table-cell>
          <table:table-cell office:value-type="string" calcext:value-type="string">
            <text:p>1965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4" meta:object-count="0"/>
    <meta:user-defined meta:name="AppVersion">3.0</meta:user-defined>
  </office:meta>
</office:document-meta>
</file>